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text-align="justify" fo:text-indent="4.5in"/>
    </style:style>
    <style:style style:name="P2" style:parent-style-name="Normal" style:family="paragraph">
      <style:paragraph-properties fo:text-align="justify" fo:text-indent="4.5in"/>
    </style:style>
    <style:style style:name="P3" style:parent-style-name="Normal" style:family="paragraph">
      <style:paragraph-properties fo:text-align="justify" fo:text-indent="4.5in"/>
    </style:style>
    <style:style style:name="P4" style:parent-style-name="Normal" style:family="paragraph">
      <style:paragraph-properties fo:text-align="justify" fo:text-indent="4.5in"/>
    </style:style>
    <style:style style:name="P5" style:parent-style-name="Normal" style:family="paragraph">
      <style:paragraph-properties fo:text-align="justify" fo:text-indent="4.5in"/>
    </style:style>
    <style:style style:name="P6" style:parent-style-name="Normal" style:family="paragraph">
      <style:paragraph-properties fo:text-align="justify" fo:text-indent="4.5in"/>
    </style:style>
    <style:style style:name="P7" style:parent-style-name="Normal" style:family="paragraph">
      <style:paragraph-properties fo:text-align="justify"/>
    </style:style>
    <style:style style:name="P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 style:parent-style-name="Normal" style:family="paragraph">
      <style:paragraph-properties>
        <style:tab-stops>
          <style:tab-stop style:type="left" style:position="3.5in"/>
          <style:tab-stop style:type="left" style:position="4in"/>
        </style:tab-stops>
      </style:paragraph-properties>
    </style:style>
    <style:style style:name="P10"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1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2" style:parent-style-name="Normal" style:family="paragraph">
      <style:paragraph-properties>
        <style:tab-stops>
          <style:tab-stop style:type="left" style:position="3.5in"/>
          <style:tab-stop style:type="left" style:position="4in"/>
        </style:tab-stops>
      </style:paragraph-properties>
    </style:style>
    <style:style style:name="P13" style:parent-style-name="Normal" style:family="paragraph">
      <style:paragraph-properties>
        <style:tab-stops>
          <style:tab-stop style:type="left" style:position="3.5in"/>
          <style:tab-stop style:type="left" style:position="4in"/>
        </style:tab-stops>
      </style:paragraph-properties>
    </style:style>
    <style:style style:name="P14" style:parent-style-name="Normal" style:family="paragraph">
      <style:paragraph-properties>
        <style:tab-stops>
          <style:tab-stop style:type="left" style:position="3.5in"/>
          <style:tab-stop style:type="left" style:position="4in"/>
        </style:tab-stops>
      </style:paragraph-properties>
    </style:style>
    <style:style style:name="P1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6" style:parent-style-name="Normal" style:family="paragraph">
      <style:paragraph-properties>
        <style:tab-stops>
          <style:tab-stop style:type="left" style:position="3.5in"/>
          <style:tab-stop style:type="left" style:position="4in"/>
        </style:tab-stops>
      </style:paragraph-properties>
    </style:style>
    <style:style style:name="P17" style:parent-style-name="Normal" style:family="paragraph">
      <style:paragraph-properties>
        <style:tab-stops>
          <style:tab-stop style:type="left" style:position="3.5in"/>
          <style:tab-stop style:type="left" style:position="4in"/>
        </style:tab-stops>
      </style:paragraph-properties>
    </style:style>
    <style:style style:name="P18"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9" style:parent-style-name="Normal" style:family="paragraph">
      <style:paragraph-properties fo:text-align="justify"/>
    </style:style>
    <style:style style:name="T20" style:parent-style-name="DefaultParagraphFont" style:family="text">
      <style:text-properties fo:language="es" fo:country="ES"/>
    </style:style>
    <style:style style:name="T21" style:parent-style-name="DefaultParagraphFont" style:family="text">
      <style:text-properties fo:language="es" fo:country="ES"/>
    </style:style>
    <style:style style:name="T22" style:parent-style-name="DefaultParagraphFont" style:family="text">
      <style:text-properties fo:language="es" fo:country="ES"/>
    </style:style>
    <style:style style:name="T23" style:parent-style-name="DefaultParagraphFont" style:family="text">
      <style:text-properties fo:language="es" fo:country="PE"/>
    </style:style>
    <style:style style:name="P24" style:parent-style-name="Normal" style:family="paragraph">
      <style:paragraph-properties fo:text-align="justify"/>
      <style:text-properties fo:language="es" fo:country="ES"/>
    </style:style>
    <style:style style:name="P25" style:parent-style-name="Normal" style:family="paragraph">
      <style:paragraph-properties fo:text-align="justify">
        <style:tab-stops>
          <style:tab-stop style:type="center" style:position="3.25in"/>
        </style:tab-stops>
      </style:paragraph-properties>
    </style:style>
    <style:style style:name="T26" style:parent-style-name="DefaultParagraphFont" style:family="text">
      <style:text-properties fo:language="es" fo:country="ES"/>
    </style:style>
    <style:style style:name="T27"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28" style:parent-style-name="Normal" style:family="paragraph">
      <style:paragraph-properties fo:text-align="justify"/>
      <style:text-properties fo:language="es" fo:country="ES"/>
    </style:style>
    <style:style style:name="P29" style:parent-style-name="Normal" style:family="paragraph">
      <style:paragraph-properties fo:text-align="justify" fo:line-height="200%"/>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list-style-name="LFO2" style:family="paragraph">
      <style:paragraph-properties fo:text-align="justify"/>
    </style:style>
    <style:style style:name="P35" style:parent-style-name="ListParagraph" style:family="paragraph">
      <style:paragraph-properties fo:text-align="justify"/>
    </style:style>
    <style:style style:name="TableColumn37" style:family="table-column">
      <style:table-column-properties style:column-width="2.5201in"/>
    </style:style>
    <style:style style:name="TableColumn38" style:family="table-column">
      <style:table-column-properties style:column-width="1.2034in"/>
    </style:style>
    <style:style style:name="TableColumn39" style:family="table-column">
      <style:table-column-properties style:column-width="1.2965in"/>
    </style:style>
    <style:style style:name="TableColumn40" style:family="table-column">
      <style:table-column-properties style:column-width="1.6423in"/>
    </style:style>
    <style:style style:name="Table36" style:family="table">
      <style:table-properties style:width="6.6625in" fo:margin-left="0in" table:align="left"/>
    </style:style>
    <style:style style:name="TableRow41" style:family="table-row">
      <style:table-row-properties/>
    </style:style>
    <style:style style:name="TableCell42" style:family="table-cell">
      <style:table-cell-properties fo:border="none" fo:padding-top="0in" fo:padding-left="0.0201in" fo:padding-bottom="0in" fo:padding-right="0.0201in"/>
    </style:style>
    <style:style style:name="P43" style:parent-style-name="Normal" style:family="paragraph">
      <style:text-properties fo:font-weight="bold" style:font-weight-asian="bold"/>
    </style:style>
    <style:style style:name="TableCell44" style:family="table-cell">
      <style:table-cell-properties fo:border="none" fo:padding-top="0in" fo:padding-left="0.0201in" fo:padding-bottom="0in" fo:padding-right="0.0201in"/>
    </style:style>
    <style:style style:name="P45" style:parent-style-name="Normal" style:family="paragraph">
      <style:text-properties fo:font-weight="bold" style:font-weight-asian="bold"/>
    </style:style>
    <style:style style:name="TableCell46" style:family="table-cell">
      <style:table-cell-properties fo:border="none" fo:padding-top="0in" fo:padding-left="0.0201in" fo:padding-bottom="0in" fo:padding-right="0.0201in"/>
    </style:style>
    <style:style style:name="P47" style:parent-style-name="Normal" style:family="paragraph">
      <style:text-properties fo:font-weight="bold" style:font-weight-asian="bold"/>
    </style:style>
    <style:style style:name="TableCell48" style:family="table-cell">
      <style:table-cell-properties fo:border="none" fo:padding-top="0in" fo:padding-left="0.0201in" fo:padding-bottom="0in" fo:padding-right="0.0201in"/>
    </style:style>
    <style:style style:name="P49" style:parent-style-name="Normal" style:family="paragraph">
      <style:text-properties fo:font-weight="bold" style:font-weight-asian="bold"/>
    </style:style>
    <style:style style:name="TableRow50" style:family="table-row">
      <style:table-row-properties/>
    </style:style>
    <style:style style:name="TableCell51" style:family="table-cell">
      <style:table-cell-properties fo:border="none" fo:padding-top="0in" fo:padding-left="0.0201in" fo:padding-bottom="0in" fo:padding-right="0.0201in"/>
    </style:style>
    <style:style style:name="TableCell52" style:family="table-cell">
      <style:table-cell-properties fo:border="none" fo:padding-top="0in" fo:padding-left="0.0201in" fo:padding-bottom="0in" fo:padding-right="0.0201in"/>
    </style:style>
    <style:style style:name="TableCell53" style:family="table-cell">
      <style:table-cell-properties fo:border="none" fo:padding-top="0in" fo:padding-left="0.0201in" fo:padding-bottom="0in" fo:padding-right="0.0201in"/>
    </style:style>
    <style:style style:name="P54" style:parent-style-name="Normal" style:family="paragraph">
      <style:text-properties fo:font-weight="bold" style:font-weight-asian="bold"/>
    </style:style>
    <style:style style:name="TableCell55" style:family="table-cell">
      <style:table-cell-properties fo:border="none" fo:padding-top="0in" fo:padding-left="0.0201in" fo:padding-bottom="0in" fo:padding-right="0.0201in"/>
    </style:style>
    <style:style style:name="P56" style:parent-style-name="Normal" style:family="paragraph">
      <style:paragraph-properties fo:margin-left="0.5in">
        <style:tab-stops/>
      </style:paragraph-properties>
    </style:style>
    <style:style style:name="P57" style:parent-style-name="Normal" style:list-style-name="LFO2" style:family="paragraph"/>
    <style:style style:name="P58" style:parent-style-name="Normal" style:family="paragraph">
      <style:paragraph-properties fo:margin-left="0.5in">
        <style:tab-stops/>
      </style:paragraph-properties>
    </style:style>
    <style:style style:name="P59" style:parent-style-name="Normal" style:list-style-name="LFO2" style:family="paragraph"/>
    <style:style style:name="P60" style:parent-style-name="Normal" style:family="paragraph">
      <style:paragraph-properties fo:margin-left="0.5in">
        <style:tab-stops/>
      </style:paragraph-properties>
    </style:style>
    <style:style style:name="P61" style:parent-style-name="Normal" style:list-style-name="LFO2" style:family="paragraph"/>
    <style:style style:name="P62" style:parent-style-name="Normal" style:list-style-name="LFO2" style:family="paragraph"/>
    <style:style style:name="T63" style:parent-style-name="DefaultParagraphFont" style:family="text">
      <style:text-properties fo:color="#000000"/>
    </style:style>
    <style:style style:name="P64" style:parent-style-name="Normal" style:family="paragraph">
      <style:paragraph-properties fo:margin-left="0.5in">
        <style:tab-stops/>
      </style:paragraph-properties>
    </style:style>
    <style:style style:name="P65" style:parent-style-name="Normal" style:list-style-name="LFO2" style:family="paragraph"/>
    <style:style style:name="P66" style:parent-style-name="Normal" style:list-style-name="LFO2" style:family="paragraph"/>
    <style:style style:name="P67" style:parent-style-name="Normal" style:list-style-name="LFO2" style:family="paragraph"/>
    <style:style style:name="P68" style:parent-style-name="Normal" style:list-style-name="LFO2" style:family="paragraph"/>
    <style:style style:name="P69" style:parent-style-name="Normal" style:list-style-name="LFO2" style:family="paragraph"/>
    <style:style style:name="P70" style:parent-style-name="Normal" style:family="paragraph">
      <style:paragraph-properties fo:text-align="justify" fo:line-height="200%"/>
    </style:style>
    <style:style style:name="P71" style:parent-style-name="Normal" style:family="paragraph">
      <style:paragraph-properties fo:text-align="justify" fo:line-height="200%"/>
    </style:style>
    <style:style style:name="P72" style:parent-style-name="Normal" style:family="paragraph">
      <style:paragraph-properties fo:text-align="justify" fo:line-height="200%" fo:text-indent="3in"/>
    </style:style>
    <style:style style:name="P73" style:parent-style-name="Normal" style:family="paragraph">
      <style:paragraph-properties fo:text-align="justify" fo:text-indent="3in"/>
    </style:style>
    <style:style style:name="P74" style:parent-style-name="Normal" style:family="paragraph">
      <style:paragraph-properties fo:text-align="justify" fo:text-indent="5in"/>
    </style:style>
    <style:style style:name="P75" style:parent-style-name="Normal" style:family="paragraph">
      <style:paragraph-properties fo:text-align="justify"/>
    </style:style>
    <style:style style:name="P76" style:parent-style-name="Normal" style:family="paragraph">
      <style:paragraph-properties fo:widows="2" fo:orphans="2" fo:break-before="page" style:text-autospace="ideograph-alpha"/>
      <style:text-properties fo:hyphenate="true"/>
    </style:style>
    <style:style style:name="P77" style:parent-style-name="Normal" style:family="paragraph">
      <style:paragraph-properties fo:margin-left="3.5in" fo:text-indent="-3.5in">
        <style:tab-stops>
          <style:tab-stop style:type="left" style:position="-4.5in"/>
        </style:tab-stops>
      </style:paragraph-properties>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1" style:parent-style-name="Normal" style:family="paragraph">
      <style:paragraph-properties>
        <style:tab-stops>
          <style:tab-stop style:type="left" style:position="3.5in"/>
          <style:tab-stop style:type="left" style:position="4in"/>
        </style:tab-stops>
      </style:paragraph-properties>
    </style:style>
    <style:style style:name="P82"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83"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4" style:parent-style-name="Normal" style:family="paragraph">
      <style:paragraph-properties>
        <style:tab-stops>
          <style:tab-stop style:type="left" style:position="3.5in"/>
          <style:tab-stop style:type="left" style:position="4in"/>
        </style:tab-stops>
      </style:paragraph-properties>
    </style:style>
    <style:style style:name="P85" style:parent-style-name="Normal" style:family="paragraph">
      <style:paragraph-properties>
        <style:tab-stops>
          <style:tab-stop style:type="left" style:position="3.5in"/>
          <style:tab-stop style:type="left" style:position="4in"/>
        </style:tab-stops>
      </style:paragraph-properties>
    </style:style>
    <style:style style:name="P86" style:parent-style-name="Normal" style:family="paragraph">
      <style:paragraph-properties>
        <style:tab-stops>
          <style:tab-stop style:type="left" style:position="3.5in"/>
          <style:tab-stop style:type="left" style:position="4in"/>
        </style:tab-stops>
      </style:paragraph-properties>
    </style:style>
    <style:style style:name="P8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8" style:parent-style-name="Normal" style:family="paragraph">
      <style:paragraph-properties>
        <style:tab-stops>
          <style:tab-stop style:type="left" style:position="3.5in"/>
          <style:tab-stop style:type="left" style:position="4in"/>
        </style:tab-stops>
      </style:paragraph-properties>
    </style:style>
    <style:style style:name="P89" style:parent-style-name="Normal" style:family="paragraph">
      <style:paragraph-properties>
        <style:tab-stops>
          <style:tab-stop style:type="left" style:position="3.5in"/>
          <style:tab-stop style:type="left" style:position="4in"/>
        </style:tab-stops>
      </style:paragraph-properties>
    </style:style>
    <style:style style:name="P90"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tab-stops>
          <style:tab-stop style:type="center" style:position="3.25in"/>
        </style:tab-stops>
      </style:paragraph-properties>
    </style:style>
    <style:style style:name="T9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fo:line-height="200%" fo:text-indent="0.5in"/>
    </style:style>
    <style:style style:name="P99" style:parent-style-name="Quick1." style:list-style-name="LFO3" style:family="paragraph">
      <style:paragraph-properties fo:margin-left="0.5in">
        <style:tab-stops/>
      </style:paragraph-properties>
    </style:style>
    <style:style style:name="P100" style:parent-style-name="Quick1." style:family="paragraph">
      <style:paragraph-properties fo:margin-left="0.5in" fo:text-indent="-0.5in">
        <style:tab-stops/>
      </style:paragraph-properties>
    </style:style>
    <style:style style:name="P101" style:parent-style-name="Quick1." style:list-style-name="LFO3" style:family="paragraph">
      <style:paragraph-properties fo:margin-left="0.5in">
        <style:tab-stops/>
      </style:paragraph-properties>
    </style:style>
    <style:style style:name="P102" style:parent-style-name="Quick1." style:family="paragraph">
      <style:paragraph-properties fo:margin-left="0.5in" fo:text-indent="-0.5in">
        <style:tab-stops/>
      </style:paragraph-properties>
    </style:style>
    <style:style style:name="P103" style:parent-style-name="Quick1." style:list-style-name="LFO3" style:family="paragraph">
      <style:paragraph-properties fo:margin-left="0.5in">
        <style:tab-stops/>
      </style:paragraph-properties>
    </style:style>
    <style:style style:name="P104" style:parent-style-name="Quick1." style:family="paragraph">
      <style:paragraph-properties fo:margin-left="0.5in" fo:text-indent="-0.5in">
        <style:tab-stops/>
      </style:paragraph-properties>
    </style:style>
    <style:style style:name="P105" style:parent-style-name="Quick1." style:list-style-name="LFO3" style:family="paragraph">
      <style:paragraph-properties fo:margin-left="0.5in">
        <style:tab-stops/>
      </style:paragraph-properties>
    </style:style>
    <style:style style:name="P106" style:parent-style-name="Quick1." style:family="paragraph">
      <style:paragraph-properties fo:margin-left="0.5in" fo:text-indent="-0.5in">
        <style:tab-stops/>
      </style:paragraph-properties>
    </style:style>
    <style:style style:name="P107" style:parent-style-name="Quick1." style:list-style-name="LFO3" style:family="paragraph">
      <style:paragraph-properties fo:margin-left="0.5in">
        <style:tab-stops/>
      </style:paragraph-properties>
    </style:style>
    <style:style style:name="T108" style:parent-style-name="DefaultParagraphFont" style:family="text">
      <style:text-properties fo:color="#000000"/>
    </style:style>
    <style:style style:name="P109" style:parent-style-name="Quick1." style:list-style-name="LFO3" style:family="paragraph">
      <style:paragraph-properties fo:margin-left="0.5in">
        <style:tab-stops/>
      </style:paragraph-properties>
    </style:style>
    <style:style style:name="TableColumn111" style:family="table-column">
      <style:table-column-properties style:column-width="2.5201in"/>
    </style:style>
    <style:style style:name="TableColumn112" style:family="table-column">
      <style:table-column-properties style:column-width="1.2034in"/>
    </style:style>
    <style:style style:name="TableColumn113" style:family="table-column">
      <style:table-column-properties style:column-width="1.2965in"/>
    </style:style>
    <style:style style:name="TableColumn114" style:family="table-column">
      <style:table-column-properties style:column-width="1.6423in"/>
    </style:style>
    <style:style style:name="Table110" style:family="table">
      <style:table-properties style:width="6.6625in" fo:margin-left="0in" table:align="left"/>
    </style:style>
    <style:style style:name="TableRow115" style:family="table-row">
      <style:table-row-properties/>
    </style:style>
    <style:style style:name="TableCell116" style:family="table-cell">
      <style:table-cell-properties fo:border="none" fo:padding-top="0in" fo:padding-left="0.0201in" fo:padding-bottom="0in" fo:padding-right="0.0201in"/>
    </style:style>
    <style:style style:name="P117" style:parent-style-name="Normal" style:family="paragraph">
      <style:text-properties fo:font-weight="bold" style:font-weight-asian="bold"/>
    </style:style>
    <style:style style:name="TableCell118" style:family="table-cell">
      <style:table-cell-properties fo:border="none" fo:padding-top="0in" fo:padding-left="0.0201in" fo:padding-bottom="0in" fo:padding-right="0.0201in"/>
    </style:style>
    <style:style style:name="P119" style:parent-style-name="Normal" style:family="paragraph">
      <style:text-properties fo:font-weight="bold" style:font-weight-asian="bold"/>
    </style:style>
    <style:style style:name="TableCell120" style:family="table-cell">
      <style:table-cell-properties fo:border="none" fo:padding-top="0in" fo:padding-left="0.0201in" fo:padding-bottom="0in" fo:padding-right="0.0201in"/>
    </style:style>
    <style:style style:name="P121" style:parent-style-name="Normal" style:family="paragraph">
      <style:text-properties fo:font-weight="bold" style:font-weight-asian="bold"/>
    </style:style>
    <style:style style:name="TableCell122" style:family="table-cell">
      <style:table-cell-properties fo:border="none" fo:padding-top="0in" fo:padding-left="0.0201in" fo:padding-bottom="0in" fo:padding-right="0.0201in"/>
    </style:style>
    <style:style style:name="P123" style:parent-style-name="Normal" style:family="paragraph">
      <style:text-properties fo:font-weight="bold" style:font-weight-asian="bold"/>
    </style:style>
    <style:style style:name="TableRow124" style:family="table-row">
      <style:table-row-properties/>
    </style:style>
    <style:style style:name="TableCell125" style:family="table-cell">
      <style:table-cell-properties fo:border="none" fo:padding-top="0in" fo:padding-left="0.0201in" fo:padding-bottom="0in" fo:padding-right="0.0201in"/>
    </style:style>
    <style:style style:name="TableCell126" style:family="table-cell">
      <style:table-cell-properties fo:border="none" fo:padding-top="0in" fo:padding-left="0.0201in" fo:padding-bottom="0in" fo:padding-right="0.0201in"/>
    </style:style>
    <style:style style:name="TableCell127" style:family="table-cell">
      <style:table-cell-properties fo:border="none" fo:padding-top="0in" fo:padding-left="0.0201in" fo:padding-bottom="0in" fo:padding-right="0.0201in"/>
    </style:style>
    <style:style style:name="P128" style:parent-style-name="Normal" style:family="paragraph">
      <style:text-properties fo:font-weight="bold" style:font-weight-asian="bold"/>
    </style:style>
    <style:style style:name="TableCell129" style:family="table-cell">
      <style:table-cell-properties fo:border="none" fo:padding-top="0in" fo:padding-left="0.0201in" fo:padding-bottom="0in" fo:padding-right="0.0201in"/>
    </style:style>
    <style:style style:name="P130" style:parent-style-name="Quick1." style:family="paragraph">
      <style:paragraph-properties fo:margin-left="0.5in" fo:text-indent="-0.5in">
        <style:tab-stops/>
      </style:paragraph-properties>
    </style:style>
    <style:style style:name="P131" style:parent-style-name="Quick1." style:list-style-name="LFO3" style:family="paragraph">
      <style:paragraph-properties fo:margin-left="0.5in">
        <style:tab-stops/>
      </style:paragraph-properties>
    </style:style>
    <style:style style:name="P132" style:parent-style-name="Quick1." style:family="paragraph">
      <style:paragraph-properties fo:margin-left="0.5in" fo:text-indent="-0.5in">
        <style:tab-stops/>
      </style:paragraph-properties>
    </style:style>
    <style:style style:name="P133" style:parent-style-name="Quick1." style:list-style-name="LFO3" style:family="paragraph">
      <style:paragraph-properties fo:margin-left="0.5in">
        <style:tab-stops/>
      </style:paragraph-properties>
    </style:style>
    <style:style style:name="P134" style:parent-style-name="Normal" style:family="paragraph">
      <style:paragraph-properties fo:margin-left="1in">
        <style:tab-stops/>
      </style:paragraph-properties>
    </style:style>
    <style:style style:name="P135" style:parent-style-name="Normal" style:family="paragraph">
      <style:paragraph-properties fo:text-align="justify" fo:line-height="200%" fo:text-indent="0.5in"/>
    </style:style>
    <style:style style:name="P136" style:parent-style-name="NormalWeb" style:family="paragraph">
      <style:paragraph-properties fo:margin-top="0in" fo:margin-bottom="0in" fo:line-height="200%" fo:text-indent="0.5in"/>
    </style:style>
    <style:style style:name="T137" style:parent-style-name="DefaultParagraphFont" style:family="text">
      <style:text-properties fo:color="#000000"/>
    </style:style>
    <style:style style:name="T138" style:parent-style-name="DefaultParagraphFont" style:family="text">
      <style:text-properties fo:color="#000000"/>
    </style:style>
    <style:style style:name="T139" style:parent-style-name="DefaultParagraphFont" style:family="text">
      <style:text-properties fo:color="#000000"/>
    </style:style>
    <style:style style:name="T140" style:parent-style-name="DefaultParagraphFont" style:family="text">
      <style:text-properties fo:color="#000000"/>
    </style:style>
    <style:style style:name="P141" style:parent-style-name="Normal" style:family="paragraph">
      <style:paragraph-properties fo:text-align="justify" fo:text-indent="3in"/>
    </style:style>
    <style:style style:name="P142" style:parent-style-name="Normal" style:family="paragraph">
      <style:paragraph-properties fo:text-align="justify" fo:text-indent="3in"/>
      <style:text-properties style:text-underline-type="single" style:text-underline-style="solid" style:text-underline-width="auto" style:text-underline-mode="continuous"/>
    </style:style>
    <style:style style:name="P143" style:parent-style-name="Normal" style:family="paragraph">
      <style:paragraph-properties fo:text-align="justify" fo:text-indent="3in"/>
    </style:style>
    <style:style style:name="T144" style:parent-style-name="DefaultParagraphFont" style:family="text">
      <style:text-properties style:text-underline-type="single" style:text-underline-style="solid" style:text-underline-width="auto" style:text-underline-mode="continuous"/>
    </style:style>
    <style:style style:name="P145" style:parent-style-name="Normal" style:family="paragraph">
      <style:paragraph-properties fo:text-align="justify" fo:text-indent="3in"/>
    </style:style>
    <style:style style:name="P146" style:parent-style-name="Normal" style:family="paragraph">
      <style:paragraph-properties fo:text-align="justify" fo:text-indent="3in"/>
    </style:style>
    <style:style style:name="P147" style:parent-style-name="Normal" style:family="paragraph">
      <style:paragraph-properties fo:text-align="justify"/>
    </style:style>
    <style:style style:name="P148" style:parent-style-name="Normal" style:family="paragraph">
      <style:paragraph-properties fo:margin-left="1in" fo:text-indent="-1in">
        <style:tab-stops>
          <style:tab-stop style:type="left" style:position="-2in"/>
        </style:tab-stops>
      </style:paragraph-properties>
    </style:style>
    <number:date-style style:name="N149" number:language="en" number:country="US">
      <number:month number:textual="true" number:style="long" number:calendar="gregorian"/>
      <number:text> </number:text>
      <number:day number:calendar="gregorian"/>
      <number:text>, </number:text>
      <number:year number:style="long" number:calendar="gregorian"/>
    </number:date-style>
  </office:automatic-styles>
  <office:body>
    <office:text text:use-soft-page-breaks="true">
      <text:p text:style-name="P1"/>
      <text:p text:style-name="P2"/>
      <text:p text:style-name="P3"/>
      <text:p text:style-name="P4"/>
      <text:p text:style-name="P5"/>
      <text:p text:style-name="P6"/>
      <text:p text:style-name="P7">__________________________________</text:p>
      <text:p text:style-name="Normal"/>
      <text:p text:style-name="P8">COMMONWEALTH OF PENNSYLVANIA<text:tab/>:<text:tab/>COURT OF COMMON PLEAS</text:p>
      <text:p text:style-name="P9"><text:tab/>:<text:tab/>CRIMINAL TRIAL DIVISION</text:p>
      <text:p text:style-name="P10"><text:tab/>vs.<text:tab/>: <text:s/></text:p>
      <text:p text:style-name="P11"><text:tab/>: <text:s text:c="3"/></text:p>
      <text:p text:style-name="P12">[!-- BEGIN docketnumber --]<text:tab/>:<text:tab/>{CP}</text:p>
      <text:p text:style-name="P13">[!-- END docketnumber --]<text:tab/>:<text:tab/>OTN# {OTN}</text:p>
      <text:p text:style-name="P14"><text:tab/>:<text:tab/>DC# {DC}</text:p>
      <text:p text:style-name="P15">{FIRST_NAME} {LAST_NAME}<text:tab/>:<text:tab/>PP# {PP}</text:p>
      <text:p text:style-name="P16">[!-- BEGIN alias --] {ALIASES}<text:s/><text:tab/>:</text:p>
      <text:p text:style-name="P17">[!-- END alias --]{STREET}<text:tab/>:<text:tab/>SSN: {SSN}</text:p>
      <text:p text:style-name="P18">{CITY}, {STATE} {ZIP}<text:tab/>:<text:tab/>DOB: {DOB}</text:p>
      <text:p text:style-name="P19"><text:span text:style-name="T20">____________________________________</text:span><text:span text:style-name="T21"><text:tab/>:</text:span><text:span text:style-name="T22"><text:tab/>SID:<text:s/></text:span><text:span text:style-name="T23">{SID}</text:span></text:p>
      <text:p text:style-name="P24"/>
      <text:p text:style-name="P25"><text:span text:style-name="T26"><text:tab/></text:span><text:span text:style-name="T27">O R D E R</text:span></text:p>
      <text:p text:style-name="P28"/>
      <text:p text:style-name="P29">AND<text:s/>NOW, this ______ day of ___________, {ORDER_YEAR}, it is ORDERED that the criminal charges in the above-captioned case specified below are {DISPOSITION_LIST} and the defendant’s arrest record regarding these charges shall be redacted:</text:p>
      <text:p text:style-name="P30">1.<text:tab/>Defendant’s Name:<text:tab/>{FIRST_NAME} {LAST_NAME}</text:p>
      <text:p text:style-name="P31"><text:tab/>Date of Birth: <text:s text:c="2"/>{DOB}</text:p>
      <text:p text:style-name="P32"><text:tab/>Social Security #: {SSN}</text:p>
      <text:p text:style-name="P33"/>
      <text:list text:style-name="LFO2" text:continue-numbering="true">
        <text:list-item>
          <text:p text:style-name="P34">The charges to be redacted are:</text:p>
        </text:list-item>
      </text:list>
      <text:p text:style-name="P35"/>
      <table:table table:style-name="Table36">
        <table:table-columns>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ext:p text:style-name="P43">Description of Charges</text:p>
          </table:table-cell>
          <table:table-cell table:style-name="TableCell44">
            <text:p text:style-name="P45">Code Section</text:p>
          </table:table-cell>
          <table:table-cell table:style-name="TableCell46">
            <text:p text:style-name="P47">Disposition</text:p>
          </table:table-cell>
          <table:table-cell table:style-name="TableCell48">
            <text:p text:style-name="P49">Disposition Date</text:p>
          </table:table-cell>
        </table:table-row>
        <table:table-row table:style-name="TableRow50">
          <table:table-cell table:style-name="TableCell51">
            <text:p text:style-name="Normal">[!-- BEGIN row.charges --]{CHARGE}</text:p>
          </table:table-cell>
          <table:table-cell table:style-name="TableCell52">
            <text:p text:style-name="Normal">{CODE_SEC}</text:p>
          </table:table-cell>
          <table:table-cell table:style-name="TableCell53">
            <text:p text:style-name="P54">{DISP}</text:p>
          </table:table-cell>
          <table:table-cell table:style-name="TableCell55">
            <text:p text:style-name="Normal">{DISP_DATE}[!-- END row.charges --]</text:p>
          </table:table-cell>
        </table:table-row>
      </table:table>
      <text:p text:style-name="P56"/>
      <text:list text:style-name="LFO2" text:continue-numbering="true">
        <text:list-item>
          <text:p text:style-name="P57">The petitioner’s sentence includes fines, costs and/or restitution in the amount of {TOTAL_FINES} and {FINES_PAID} has been paid off/adjusted.</text:p>
        </text:list-item>
      </text:list>
      <text:p text:style-name="P58"> </text:p>
      <text:list text:style-name="LFO2" text:continue-numbering="true">
        <text:list-item>
          <text:p text:style-name="P59">This arrest was made by the Philadelphia Police Department on {ARREST_DATE}. <text:s/>The arrest record should be redacted because the disposition was {DISPOSITION_LIST} and petitioner is losing job opportunities.</text:p>
        </text:list-item>
      </text:list>
      <text:p text:style-name="P60"/>
      <text:soft-page-break/>
      <text:list text:style-name="LFO2" text:continue-numbering="true">
        <text:list-item>
          <text:p text:style-name="P61">The complaint affiant was: {AFFIANT}, Philadelphia Police Department, 750 Race Street, Philadelphia, PA 19106.</text:p>
        </text:list-item>
      </text:list>
      <text:p text:style-name="Normal"/>
      <text:list text:style-name="LFO2" text:continue-numbering="true">
        <text:list-item>
          <text:p text:style-name="P62">The case {FIRST_DOCKET_NUM} was heard by<text:s/><text:span text:style-name="T63"> {JUDGE},<text:s/></text:span>Court of Common Pleas of Philadelphia County, Criminal Justice Center, 1301 Filbert Street, Philadelphia, PA 19107</text:p>
        </text:list-item>
      </text:list>
      <text:p text:style-name="P64"/>
      <text:list text:style-name="LFO2" text:continue-numbering="true">
        <text:list-item>
          <text:p text:style-name="P65">The following criminal justice agencies shall be served with certified copies of this Order:</text:p>
        </text:list-item>
      </text:list>
      <text:p text:style-name="Normal"/>
      <text:list text:style-name="LFO2" text:continue-numbering="true">
        <text:list-item>
          <text:list>
            <text:list-item>
              <text:p text:style-name="P66">Philadelphia Police<text:s/>Department, Expungement Unit</text:p>
            </text:list-item>
            <text:list-item>
              <text:p text:style-name="P67">Pennsylvania State Police, Central Records</text:p>
            </text:list-item>
            <text:list-item>
              <text:p text:style-name="P68">A.O.P.C. Expungement Unit</text:p>
            </text:list-item>
            <text:list-item>
              <text:p text:style-name="P69">First Judicial District of Pennsylvania, Data Processing Unit</text:p>
            </text:list-item>
          </text:list>
        </text:list-item>
      </text:list>
      <text:p text:style-name="Normal"/>
      <text:p text:style-name="P70">Further, it is ordered that the arresting agency redact all criminal records, fingerprints,<text:s/>photographic plates and photographs pertaining to the charge(s) specified above, which resulted from the arrest of {FIRST_NAME} {LAST_NAME}. <text:s/>Moreover, the Pennsylvania State Police shall request the Federal Bureau of Investigation to redact all records pertaining to these charges.</text:p>
      <text:p text:style-name="P71"/>
      <text:p text:style-name="P72">BY THE COURT:</text:p>
      <text:p text:style-name="P73">__________________________</text:p>
      <text:p text:style-name="P74">J.</text:p>
      <text:p text:style-name="P75"/>
      <text:p text:style-name="P76"/>
      <text:p text:style-name="Normal">{ATTORNEY_HEADER}</text:p>
      <text:p text:style-name="P77"><text:tab/>Attorney for {FIRST_NAME} {LAST_NAME}</text:p>
      <text:p text:style-name="P78"/>
      <text:p text:style-name="P79">__________________________________</text:p>
      <text:p text:style-name="Normal"/>
      <text:p text:style-name="P80">COMMONWEALTH OF PENNSYLVANIA<text:tab/>:<text:tab/>COURT OF COMMON PLEAS</text:p>
      <text:p text:style-name="P81"><text:tab/>:<text:tab/>CRIMINAL TRIAL DIVISION</text:p>
      <text:p text:style-name="P82"><text:tab/>vs.<text:tab/>: <text:s/></text:p>
      <text:p text:style-name="P83"><text:tab/>: <text:s text:c="3"/></text:p>
      <text:p text:style-name="P84">[!-- BEGIN docketnumber1 --]<text:tab/>:<text:tab/>{CP}<text:s/></text:p>
      <text:p text:style-name="P85">[!-- END docketnumber1 --]<text:tab/>:<text:tab/>OTN# {OTN}</text:p>
      <text:p text:style-name="P86"><text:tab/>:<text:tab/>DC# {DC}</text:p>
      <text:p text:style-name="P87">{FIRST_NAME} {LAST_NAME}<text:tab/>:<text:tab/>PP# {PP}</text:p>
      <text:p text:style-name="P88">[!-- BEGIN alias1 --] {ALIASES}<text:s/><text:tab/>:</text:p>
      <text:p text:style-name="P89">[!-- END alias1 --]{STREET}<text:tab/>:<text:tab/>SSN: {SSN}</text:p>
      <text:p text:style-name="P90">{CITY}, {STATE} {ZIP}<text:tab/>:<text:tab/>DOB: {DOB}</text:p>
      <text:p text:style-name="P91">____________________________________<text:tab/>:<text:tab/>SID: {SID}</text:p>
      <text:p text:style-name="P92"/>
      <text:p text:style-name="P93"><text:tab/><text:span text:style-name="T94">PETITION TO REDACT CRIMINAL RECORD</text:span></text:p>
      <text:p text:style-name="P95"/>
      <text:p text:style-name="P96">TO THE HONORABLE, THE JUDGES OF THE SAID COURT:</text:p>
      <text:p text:style-name="P97"/>
      <text:p text:style-name="P98">Petitioner, {FIRST_NAME} {LAST_NAME}, by counsel, {ATTORNEY_FIRST} {ATTORNEY_LAST}, Esquire, respectfully represents that:</text:p>
      <text:list text:style-name="LFO3" text:continue-numbering="true">
        <text:list-item>
          <text:p text:style-name="P99">Petitioner lives at {STREET} in {CITY}, Pennsylvania, and is {AGE} years of age. <text:s/>Petitioner’s date of birth is {DOB}.</text:p>
        </text:list-item>
      </text:list>
      <text:p text:style-name="P100"/>
      <text:list text:style-name="LFO3" text:continue-numbering="true">
        <text:list-item>
          <text:p text:style-name="P101">Petitioner was arrested on {ARREST_DATE} and charged with {CHARGE_LIST}.</text:p>
        </text:list-item>
      </text:list>
      <text:p text:style-name="P102"/>
      <text:list text:style-name="LFO3" text:continue-numbering="true">
        <text:list-item>
          <text:p text:style-name="P103">The petitioner’s sentence includes fines, costs and/or restitution in<text:s/>the amount of {TOTAL_FINES} and {FINES_PAID} has been paid off/adjusted.</text:p>
        </text:list-item>
      </text:list>
      <text:p text:style-name="P104"/>
      <text:list text:style-name="LFO3" text:continue-numbering="true">
        <text:list-item>
          <text:p text:style-name="P105">The complaint affiant was: {AFFIANT}, Philadelphia Police Department, 750 Race Street, Philadelphia, PA 19106.</text:p>
        </text:list-item>
      </text:list>
      <text:p text:style-name="P106"/>
      <text:list text:style-name="LFO3" text:continue-numbering="true">
        <text:list-item>
          <text:p text:style-name="P107">The case {FIRST_DOCKET_NUM} was heard by<text:s/><text:span text:style-name="T108"> {JUDGE}</text:span>, Court of Common Pleas of Philadelphia County, Criminal Justice Center, 1301 Filbert Street, Philadelphia, PA 19107<text:s/></text:p>
        </text:list-item>
      </text:list>
      <text:p text:style-name="ListParagraph"/>
      <text:list text:style-name="LFO3" text:continue-numbering="true">
        <text:list-item>
          <text:p text:style-name="P109">The charges to be redacted are:<text:s/></text:p>
        </text:list-item>
      </text:list>
      <text:p text:style-name="ListParagraph"/>
      <table:table table:style-name="Table110">
        <table:table-columns>
          <table:table-column table:style-name="TableColumn111"/>
          <table:table-column table:style-name="TableColumn112"/>
          <table:table-column table:style-name="TableColumn113"/>
          <table:table-column table:style-name="TableColumn114"/>
        </table:table-columns>
        <table:table-row table:style-name="TableRow115">
          <table:table-cell table:style-name="TableCell116">
            <text:p text:style-name="P117">Description of Charges</text:p>
          </table:table-cell>
          <table:table-cell table:style-name="TableCell118">
            <text:p text:style-name="P119">Code Section</text:p>
          </table:table-cell>
          <table:table-cell table:style-name="TableCell120">
            <text:p text:style-name="P121">Disposition</text:p>
          </table:table-cell>
          <table:table-cell table:style-name="TableCell122">
            <text:p text:style-name="P123">Disposition Date</text:p>
          </table:table-cell>
        </table:table-row>
        <text:soft-page-break/>
        <table:table-row table:style-name="TableRow124">
          <table:table-cell table:style-name="TableCell125">
            <text:p text:style-name="Normal">[!-- BEGIN row.charges1 --]{CHARGE1}</text:p>
          </table:table-cell>
          <table:table-cell table:style-name="TableCell126">
            <text:p text:style-name="Normal">{CODE_SEC1}</text:p>
          </table:table-cell>
          <table:table-cell table:style-name="TableCell127">
            <text:p text:style-name="P128">{DISP1}</text:p>
          </table:table-cell>
          <table:table-cell table:style-name="TableCell129">
            <text:p text:style-name="Normal">{DISP_DATE1}[!-- END row.charges1 --]</text:p>
          </table:table-cell>
        </table:table-row>
      </table:table>
      <text:p text:style-name="P130"/>
      <text:list text:style-name="LFO3" text:continue-numbering="true">
        <text:list-item>
          <text:p text:style-name="P131">As a result of these arrests and subsequent photographing and fingerprinting, Petitioner has been caused to suffer embarrassment and irreparable harm and loss of job opportunities.</text:p>
        </text:list-item>
      </text:list>
      <text:p text:style-name="P132"/>
      <text:list text:style-name="LFO3" text:continue-numbering="true">
        <text:list-item>
          <text:p text:style-name="P133">The Commonwealth of Pennsylvania will not be harmed by granting this petition.<text:tab/></text:p>
        </text:list-item>
      </text:list>
      <text:p text:style-name="P134"/>
      <text:p text:style-name="P135">WHEREFORE, your petitioner prays that the Court direct the Commissioner of the Philadelphia Police Department and the Commissioner of the Pennsylvania State Police to redact the record of the arrest of<text:s/>petitioner from the files of their respective police departments and deliver confirmation of the same to your petitioner or their attorney, or in lieu thereof, provide proof that said data has been redacted and that the request that the Federal Bureau of Investigation redact all records pertaining to this arrest, and the Administrative Office of Pennsylvania Courts (AOPC) in Mechanicsburg, Pennsylvania have the same record redacted from the court computer indexes.</text:p>
      <text:p text:style-name="P136"><text:span text:style-name="T137">I, the undersigned petitioner, aver that th</text:span><text:span text:style-name="T138">e facts set forth in this petition are true and co</text:span><text:span text:style-name="T139">r</text:span><text:span text:style-name="T140">rect to the best of my personal knowledge or information and belief, and are made subject to the penalties of unsworn falsification to authorities under 18 Pa.C.S. § 4904.</text:span></text:p>
      <text:p text:style-name="P141">Respectfully submitted,</text:p>
      <text:p text:style-name="P142"/>
      <text:p text:style-name="P143"><text:span text:style-name="T144">/s/{ATTORNEY_ELEC_SIG}</text:span>__</text:p>
      <text:p text:style-name="P145">{ATTORNEY_SIGNATURE}</text:p>
      <text:p text:style-name="P146">Counsel for Petitioner</text:p>
      <text:p text:style-name="P147"/>
      <text:p text:style-name="P148">DATED:<text:tab/><text:date style:data-style-name="N149">November 11, 2011</text: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style:text-properties fo:font-size="12pt" style:font-size-asian="12pt" style:font-size-complex="12pt" fo:hyphenate="false"/>
    </style:style>
    <style:style style:name="DefaultParagraphFont" style:display-name="Default Paragraph Font" style:family="text"/>
    <style:style style:name="FootnoteReference" style:display-name="Footnote Reference" style:family="text"/>
    <style:style style:name="Quick1." style:display-name="Quick 1." style:family="paragraph" style:parent-style-name="Normal" style:list-style-name="LFO3">
      <style:paragraph-properties fo:margin-left="1in" fo:text-inden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widows="2" fo:orphans="2" style:text-autospace="ideograph-alpha" style:vertical-align="auto" fo:margin-top="0.0694in" fo:margin-bottom="0.0694in"/>
      <style:text-properties fo:hyphenate="true"/>
    </style:style>
    <text:list-style style:name="LFO3" style:display-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MMUNITY LEGAL SERVICES, INC</dc:title>
    <meta:initial-creator>mhollander</meta:initial-creator>
    <dc:creator>mike</dc:creator>
    <meta:creation-date>2011-05-11T12:59:00Z</meta:creation-date>
    <dc:date>2011-11-11T13:22:00Z</dc:date>
    <meta:template xlink:href="Normal.dotm" xlink:type="simple"/>
    <meta:editing-cycles>55</meta:editing-cycles>
    <meta:editing-duration>PT97080S</meta:editing-duration>
    <meta:document-statistic meta:page-count="4" meta:paragraph-count="10" meta:word-count="766" meta:character-count="5128" meta:row-count="36" meta:non-whitespace-character-count="4372"/>
  </office:meta>
</office:document-meta>
</file>